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AAAA+ArialMT" svg:font-family="CAAAAA+ArialMT"/>
    <style:font-face style:name="OpenSymbol" svg:font-family="OpenSymbol, 'Arial Unicode MS'"/>
    <style:font-face style:name="Nimbus Sans L2" svg:font-family="'Nimbus Sans L', Arial"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Nimbus Sans L1" svg:font-family="'Nimbus Sans L'"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style:font-name="Arial" fo:font-size="11pt" fo:language="ca" fo:country="ES" style:font-size-asian="11pt" style:language-asian="zxx" style:country-asian="none" style:font-size-complex="11pt" style:language-complex="zxx" style:country-complex="none"/>
    </style:style>
    <style:style style:name="P3" style:family="paragraph" style:parent-style-name="Text_20_body" style:master-page-name="Standard">
      <style:paragraph-properties fo:text-align="justify" style:justify-single-word="false" style:page-number="auto"/>
    </style:style>
    <style:style style:name="P4" style:family="paragraph" style:parent-style-name="Text_20_body">
      <style:paragraph-properties fo:text-align="justify" style:justify-single-word="false"/>
    </style:style>
    <style:style style:name="P5" style:family="paragraph" style:parent-style-name="Text_20_body" style:list-style-name="WW8Num1">
      <style:paragraph-properties fo:text-align="justify" style:justify-single-word="false"/>
    </style:style>
    <style:style style:name="P6" style:family="paragraph" style:parent-style-name="Text_20_body" style:list-style-name="WW8Num2">
      <style:paragraph-properties fo:text-align="justify" style:justify-single-word="false"/>
    </style:style>
    <style:style style:name="P7" style:family="paragraph" style:parent-style-name="Text_20_body" style:list-style-name="WW8Num3">
      <style:paragraph-properties fo:text-align="justify" style:justify-single-word="false"/>
    </style:style>
    <style:style style:name="T1" style:family="text">
      <style:text-properties fo:color="#000000" style:font-name="Arial" fo:font-size="11pt" fo:language="ca" fo:country="ES" fo:font-weight="normal" style:font-name-asian="CAAAAA+ArialMT" style:font-size-asian="11pt" style:language-asian="zxx" style:country-asian="none" style:font-weight-asian="normal" style:font-name-complex="CAAAAA+ArialMT" style:font-size-complex="11pt" style:language-complex="zxx" style:country-complex="none" style:font-weight-complex="normal"/>
    </style:style>
    <style:style style:name="T2" style:family="text">
      <style:text-properties fo:color="#000000" style:font-name="Arial" fo:font-size="11pt" fo:language="ca" fo:country="ES" fo:font-weight="bold" style:font-name-asian="CAAAAA+ArialMT" style:font-size-asian="11pt" style:language-asian="zxx" style:country-asian="none" style:font-weight-asian="bold" style:font-name-complex="CAAAAA+ArialMT" style:font-size-complex="11pt" style:language-complex="zxx" style:country-complex="none"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Strong_20_Emphasis"><text:span text:style-name="T1"/></text:span></text:p>
      <text:p text:style-name="P1"><text:span text:style-name="Strong_20_Emphasis"><text:span text:style-name="T2">Conveni entre la Fundació Privada per a la Xarxa Oberta, Lliure i l'Associació d'Usuaris Guifi.net i Linux de Terres de l'Ebre</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Gurb, 08 d'agost de 2012</text:span></text:span></text:p>
      <text:p text:style-name="P1"><text:span text:style-name="Strong_20_Emphasis"><text:span text:style-name="T1"/></text:span></text:p>
      <text:p text:style-name="P1"><text:span text:style-name="Strong_20_Emphasis"><text:span text:style-name="T2">REUNITS</text:span></text:span></text:p>
      <text:p text:style-name="P2"/>
      <text:p text:style-name="P1"><text:span text:style-name="Strong_20_Emphasis"><text:span text:style-name="T1">D’una banda la FUNDACIÓ PRIVADA PER A LA XARXA OBERTA, LLIURE I NEUTRAL GUIFI.NET, amb domicili a efectes de notificacions al carrer Jaume I, el Conqueridor, 3, 4t. 1a. de Vic, codi postal 08500, i en el seu nom i representació el senyor Ramon Roca Tió, president del patronat.</text:span></text:span></text:p>
      <text:p text:style-name="P1"><text:span text:style-name="Strong_20_Emphasis"><text:span text:style-name="T1"/></text:span></text:p>
      <text:p text:style-name="P1"><text:span text:style-name="Strong_20_Emphasis"><text:span text:style-name="T1">I, d'altra banda, ASSOCIACIÓ D'USUARIS GUIFI.NET I LINUX DE LES TERRES DE L'EBRE, en endavant AUGUTE, domiciliat/da a la Plaça Alfons XII nº 5 2º 3ºB <text:s text:c="2"/>de Tortosa, codi postal 43500, i en el seu nom i representació el senyor SERGI TUR BADENAS, president de l'associació.</text:span></text:span></text:p>
      <text:p text:style-name="P2"/>
      <text:p text:style-name="P1"><text:span text:style-name="Strong_20_Emphasis"><text:span text:style-name="T1">Es reconeixen, mútuament i recíprocament, la capacitat legal necessària per aquest acte i</text:span></text:span></text:p>
      <text:p text:style-name="P2"/>
      <text:p text:style-name="P1"><text:span text:style-name="Strong_20_Emphasis"><text:span text:style-name="T2">EXPOSEN</text:span></text:span></text:p>
      <text:p text:style-name="P2"/>
      <text:list xml:id="list440681570" text:style-name="WW8Num1">
        <text:list-item>
          <text:p text:style-name="P5"><text:span text:style-name="Strong_20_Emphasis"><text:span text:style-name="T1">Que la Fundació Privada per a la Xarxa Oberta, Lliure i Neutral guifi.net (en endavant guifi.net) promou la construcció d'una xarxa de telecomunicacions oberta, lliure i neutral inspirada en els principis generals de la declaració de la llicència Comuns de la xarxa oberta, lliure i neutral que es poden resumir en que qualsevol participant a la xarxa:</text:span></text:span></text:p>
        </text:list-item>
      </text:list>
      <text:list xml:id="list615088525" text:style-name="WW8Num2">
        <text:list-item>
          <text:list>
            <text:list-item>
              <text:p text:style-name="P6"><text:span text:style-name="Strong_20_Emphasis"><text:span text:style-name="T1">és lliure d'utilitzar la xarxa per a qualsevol propòsit en tant que no perjudiqui al funcionament de la pròpia xarxa o a la llibertat dels altres usuaris</text:span></text:span></text:p>
            </text:list-item>
            <text:list-item>
              <text:p text:style-name="P6"><text:span text:style-name="Strong_20_Emphasis"><text:span text:style-name="T1">és lliure de saber com és la xarxa, els seus components i com funciona</text:span></text:span></text:p>
            </text:list-item>
            <text:list-item>
              <text:p text:style-name="P6"><text:span text:style-name="Strong_20_Emphasis"><text:span text:style-name="T1">és lliure de fer ús de la xarxa per a qualsevol tipus de comunicació i difondre'n el seu funcionament</text:span></text:span></text:p>
            </text:list-item>
            <text:list-item>
              <text:p text:style-name="P6"><text:span text:style-name="Strong_20_Emphasis"><text:span text:style-name="T1">incorporant-se a la xarxa, ajuda a estendre aquestes llibertats en les mateixes condicions</text:span></text:span></text:p>
            </text:list-item>
          </text:list>
        </text:list-item>
      </text:list>
      <text:list xml:id="list71283841" text:continue-list="list440681570" text:style-name="WW8Num1">
        <text:list-item>
          <text:p text:style-name="P5"><text:span text:style-name="Strong_20_Emphasis"><text:span text:style-name="T1">Que AUGUTE dedica la seva activitat a la promoció de les xarxes de telecomunicacions obertes, lliures i neutrals, en especial la xarxa anomenada Guifi.net i a la promoció del programari lliure.</text:span></text:span></text:p>
        </text:list-item>
        <text:list-item>
          <text:p text:style-name="P5"><text:span text:style-name="Strong_20_Emphasis"><text:span text:style-name="T1">Que guifi.net està inscrita al registre de Fundacions de la Generalitat de Catalunya amb el número 2550, que està inscrita al registre d'operadors de telecomunicacions de la Comissió del Mercat de les Telecomunicacions, que està inscrita al registre d'ONG per al Desenvolupament i que actua sense ànim de lucre per tal d'afavorir que els particulars, les empreses i les administracions puguin accedir a la Societat de la Informació i a les Tecnologies de la Informació i la Comunicació.</text:span></text:span></text:p>
        </text:list-item>
        <text:list-item>
          <text:p text:style-name="P5"><text:span text:style-name="Strong_20_Emphasis"><text:span text:style-name="T1">Que guifi.net necessita disposar d'espais per a instal·lar-hi i posar-hi en marxa una xarxa </text:span></text:span><text:soft-page-break/><text:span text:style-name="Strong_20_Emphasis"><text:span text:style-name="T1">de telecomunicacions amb els caràcters de xarxa oberta, lliure i neutral.</text:span></text:span></text:p>
        </text:list-item>
        <text:list-item>
          <text:p text:style-name="P5"><text:span text:style-name="Strong_20_Emphasis"><text:span text:style-name="T1"><text:s/>Que la possibilitat de disposar d'aquests espais facilitarà que els particulars, les empreses </text:span></text:span><text:span text:style-name="Strong_20_Emphasis"><text:span text:style-name="T1">i les administracions puguin gaudir, sota els valors fonamentals de la llibertat, la igualtat d'oportunitats i la solidaritat i la fraternitat, del dret a comunicar-se lliurement i extreure'n el màxim de prestacions possibles, d'acord amb la llicència comuns esmentada i que serà el document d'obligat compliment per a tots els integrants de la xarxa.</text:span></text:span></text:p>
        </text:list-item>
      </text:list>
      <text:p text:style-name="P2"/>
      <text:p text:style-name="P1"><text:span text:style-name="Strong_20_Emphasis"><text:span text:style-name="T1">Per tot això, els compareixents, en llurs respectives qualitats,</text:span></text:span></text:p>
      <text:p text:style-name="P1"><text:span text:style-name="Strong_20_Emphasis"><text:span text:style-name="T1"/></text:span></text:p>
      <text:p text:style-name="P1"><text:span text:style-name="Strong_20_Emphasis"><text:span text:style-name="T2">ACORDEN</text:span></text:span></text:p>
      <text:p text:style-name="P1"><text:span text:style-name="Strong_20_Emphasis"><text:span text:style-name="T1"/></text:span></text:p>
      <text:list xml:id="list318351749" text:style-name="WW8Num3">
        <text:list-item>
          <text:p text:style-name="P7"><text:span text:style-name="Strong_20_Emphasis"><text:span text:style-name="T1">Incorporar el trams de xarxa de telecomunicacions d'AUGUTE a la xarxa de guifi.net segons les condicions previstes en el Comuns de la Xarxa Oberta, Lliure i Neutral, que es publica a Internet a l'adreça http./guifi.net/omunsXOLN on entre altres coses s'estableix que:</text:span></text:span></text:p>
          <text:list>
            <text:list-item>
              <text:p text:style-name="P7"><text:span text:style-name="Strong_20_Emphasis"><text:span text:style-name="T1">AUGUTE, com a titular de trams de xarxa, estableix que la funció principal és la de les comunicacions pròpies de l'activitat corresponent, cedint l'ample de banda excedentari a la resta d'usos generals.</text:span></text:span></text:p>
            </text:list-item>
            <text:list-item>
              <text:p text:style-name="P7"><text:span text:style-name="Strong_20_Emphasis"><text:span text:style-name="T1">AUGUTE no es fa responsable del trànsit de comunicacions que es produeixi en el tram que incorpora i procedent de tercers a través de la interconnexió amb la resta de la xarxa de guifi.net</text:span></text:span></text:p>
            </text:list-item>
          </text:list>
          <text:p text:style-name="P7"><text:span text:style-name="Strong_20_Emphasis"><text:span text:style-name="T1"/></text:span></text:p>
        </text:list-item>
        <text:list-item>
          <text:p text:style-name="P7"><text:span text:style-name="Strong_20_Emphasis"><text:span text:style-name="T1">AUGUTE dóna suport a guifi.net oferint els espais que siguin necessaris per al creixement o desplegament de la xarxa.</text:span></text:span></text:p>
        </text:list-item>
        <text:list-item>
          <text:p text:style-name="P7"><text:span text:style-name="Strong_20_Emphasis"><text:span text:style-name="T1">Ambdues parts podran fer públic els acords presos en aquest conveni, utilitzant, si ho creuen convenient, els anagrames d'ambdues parts.</text:span></text:span></text:p>
        </text:list-item>
      </text:list>
      <text:p text:style-name="P2"/>
      <text:p text:style-name="P2">I, en conformitat d'aquests acord, signen el present conveni de durada indefinida.</text:p>
      <text:p text:style-name="P2"/>
      <text:p text:style-name="P2"/>
      <text:p text:style-name="P2"/>
      <text:p text:style-name="P2"/>
      <text:p text:style-name="P2">Ramon Roca Tió<text:tab/><text:tab/><text:tab/><text:tab/><text:tab/><text:tab/>Nom i cognoms</text:p>
      <text:p text:style-name="P2">President del Patronat<text:tab/><text:tab/><text:tab/><text:tab/><text:tab/>Sergi Tur Badenas</text:p>
      <text:p text:style-name="P2">de la Fundació <text:tab/><text:tab/><text:tab/><text:tab/><text:tab/><text:tab/>President de l'associació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CAAAAA+ArialMT" svg:font-family="CAAAAA+ArialMT"/>
    <style:font-face style:name="OpenSymbol" svg:font-family="OpenSymbol, 'Arial Unicode MS'"/>
    <style:font-face style:name="Nimbus Sans L2" svg:font-family="'Nimbus Sans L', Arial"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Nimbus Sans L1" svg:font-family="'Nimbus Sans 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es" fo:country="ES" style:font-name-asian="Nimbus Sans L1" style:font-size-asian="10.5pt" style:language-asian="zxx" style:country-asian="none" style:font-name-complex="Nimbus Sans 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Nimbus Roman No9 L1" fo:font-size="12pt" fo:language="es" fo:country="ES" style:letter-kerning="true" style:font-name-asian="Nimbus Sans L2" style:font-size-asian="12pt" style:language-asian="zxx" style:country-asian="none" style:font-name-complex="Nimbus Sans L2"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2" style:font-size-asian="14pt" style:font-name-complex="Nimbus Sans 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1" style:family="text">
      <style:text-properties style:font-name="Symbol" style:font-name-complex="OpenSymbol"/>
    </style:style>
    <style:style style:name="WW8Num4z0" style:family="text">
      <style:text-properties style:font-name="Symbol" style:font-name-complex="OpenSymbol"/>
    </style:style>
    <style:style style:name="WW8Num6z0" style:family="text">
      <style:text-properties style:font-name="Symbol" style:font-name-complex="OpenSymbol"/>
    </style:style>
    <style:style style:name="WW8Num8z0" style:family="text">
      <style:text-properties style:font-name="Symbol" style:font-name-complex="OpenSymbol"/>
    </style:style>
    <style:style style:name="WW8Num10z0" style:family="text">
      <style:text-properties style:font-name="Symbol" style:font-name-complex="OpenSymbol"/>
    </style:style>
    <style:style style:name="WW8Num12z0" style:family="text">
      <style:text-properties style:font-name="Symbol" style:font-name-complex="OpenSymbol"/>
    </style:style>
    <style:style style:name="WW8Num14z0" style:family="text">
      <style:text-properties style:font-name="Symbol" style:font-name-complex="OpenSymbol"/>
    </style:style>
    <style:style style:name="WW8Num16z0" style:family="text">
      <style:text-properties style:font-name="Symbol" style:font-name-complex="OpenSymbol"/>
    </style:style>
    <style:style style:name="WW8Num17z0" style:family="text">
      <style:text-properties style:font-name="Symbol" style:font-name-complex="OpenSymbol"/>
    </style:style>
    <style:style style:name="Absatz-Standardschriftart" style:family="text"/>
    <style:style style:name="WW-Absatz-Standardschriftart"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bullet text:level="2" text:style-name="WW8Num3z1"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3z1"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3z1"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3z1"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3z1"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3z1"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3z1"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3z1"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499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499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499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499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499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499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499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7z0"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7z0"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7z0"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7z0"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7z0"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7z0"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7z0"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7z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1-11T08:48:18</meta:creation-date>
    <meta:editing-cycles>5</meta:editing-cycles>
    <meta:editing-duration>PT2H31M11S</meta:editing-duration>
    <meta:generator>LibreOffice/3.4$Linux LibreOffice_project/340m1$Build-402</meta:generator>
    <meta:initial-creator>Lluís Dalmau</meta:initial-creator>
    <dc:date>2012-08-08T19:00:17</dc:date>
    <meta:document-statistic meta:table-count="0" meta:image-count="0" meta:object-count="0" meta:page-count="2" meta:paragraph-count="27" meta:word-count="667" meta:character-count="4069" meta:non-whitespace-character-count="3424"/>
  </office:meta>
</office:document-meta>
</file>